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6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1.5cm" svg:height="2.273cm" svg:x="4.4cm" svg:y="1.5cm">
          <draw:text-box>
            <text:p>Управление энергоснабжением без </text:p>
            <text:p>использования машинного обучения</text:p>
          </draw:text-box>
        </draw:frame>
        <draw:frame draw:style-name="gr2" draw:text-style-name="P1" draw:layer="layout" svg:width="8.8cm" svg:height="5.939cm" svg:x="1.1cm" svg:y="3.3cm">
          <draw:text-box>
            <text:p>Преимущества:</text:p>
            <text:p>- Дешевле в разработке</text:p>
            <text:p>- Не требуются предварительные данные для работы</text:p>
            <text:p>- Надежность работы</text:p>
            <text:p text:style-name="P2">- Не требуется сложное оборудование</text:p>
          </draw:text-box>
        </draw:frame>
        <draw:frame draw:style-name="gr2" draw:text-style-name="P1" draw:layer="layout" svg:width="8.8cm" svg:height="5.873cm" svg:x="10.6cm" svg:y="3.361cm">
          <draw:text-box>
            <text:p>Недостатки:</text:p>
            <text:p>- Невозможность проактивных действий</text:p>
            <text:p>- Мониторинг ограничивается текущим и прошлыми состояниями</text:p>
          </draw:text-box>
        </draw:frame>
        <draw:frame draw:style-name="gr3" draw:text-style-name="P1" draw:layer="layout" svg:width="12.2cm" svg:height="2.384cm" svg:x="4.2cm" svg:y="9.9cm">
          <draw:text-box>
            <text:p>Управление энергоснабжением с использованием машинного обучения</text:p>
          </draw:text-box>
        </draw:frame>
        <draw:frame draw:style-name="gr2" draw:text-style-name="P1" draw:layer="layout" svg:width="8.8cm" svg:height="6.65cm" svg:x="1.1cm" svg:y="11.761cm">
          <draw:text-box>
            <text:p>Преимущества:</text:p>
            <text:p>- Высокая эффективность управления за счет проактивных действий</text:p>
            <text:p>- Мониторинг содержит прогнозы будущих состояний системы</text:p>
            <text:p>- </text:p>
            <text:p/>
          </draw:text-box>
        </draw:frame>
        <draw:frame draw:style-name="gr2" draw:text-style-name="P1" draw:layer="layout" svg:width="8.8cm" svg:height="10.205cm" svg:x="10.3cm" svg:y="11.8cm">
          <draw:text-box>
            <text:p>Недостатки:</text:p>
            <text:p>- Для работы требуется собрать данные о работе похожих систем</text:p>
            <text:p>- Требуется предварительное обучение моделей</text:p>
            <text:p>- Для работы требуется мощный компьютер для сложных расчетов</text:p>
            <text:p>- Для правильной работы системы, требуется регулярное переобучение модели на свежих данных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5T18:13:11.914000000</meta:creation-date>
    <dc:date>2020-06-15T18:42:46.305000000</dc:date>
    <meta:editing-duration>PT8M53S</meta:editing-duration>
    <meta:editing-cycles>1</meta:editing-cycles>
    <meta:document-statistic meta:object-count="6"/>
    <meta:generator>LibreOffice/6.4.4.2$Windows_x86 LibreOffice_project/3d775be2011f3886db32dfd395a6a6d1ca2630ff</meta:generator>
  </office:meta>
</office:document-meta>
</file>